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cccccc" draw:opacity="100%" draw:textarea-horizontal-align="justify" draw:textarea-vertical-align="middle" draw:auto-grow-height="false" fo:min-height="1.78cm" fo:min-width="3.557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dddddd" draw:opacity="100%" draw:textarea-horizontal-align="justify" draw:textarea-vertical-align="middle" draw:auto-grow-height="false" fo:min-height="1.78cm" fo:min-width="3.557cm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69a2e" draw:marker-start-width="0.279cm" draw:marker-end-width="0.279cm" draw:fill-color="#eefadc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  <style:paragraph-properties style:writing-mode="lr-tb"/>
    </style:style>
    <style:style style:name="gr5" style:family="graphic" style:parent-style-name="standard">
      <style:graphic-properties svg:stroke-width="0.053cm" svg:stroke-color="#f10d0c" draw:marker-start-width="0.279cm" draw:marker-end-width="0.279cm" draw:fill-color="#ffd7d7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7" style:family="graphic" style:parent-style-name="standard">
      <style:graphic-properties svg:stroke-width="0.053cm" svg:stroke-color="#666666" draw:marker-start-width="0.279cm" draw:marker-end-width="0.279cm" draw:fill-color="#eeeeee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  <style:paragraph-properties style:writing-mode="lr-tb"/>
    </style:style>
    <style:style style:name="gr9" style:family="graphic" style:parent-style-name="standard">
      <style:graphic-properties draw:stroke="solid" svg:stroke-width="0.053cm" svg:stroke-color="#666666" draw:marker-start-width="0.279cm" draw:marker-end-width="0.279cm" draw:fill-color="#f4f4f4" draw:textarea-horizontal-align="justify" draw:textarea-vertical-align="middle" draw:auto-grow-height="false" fo:min-height="0.08cm" fo:min-width="0.337cm" fo:padding-top="0.151cm" fo:padding-bottom="0.151cm" fo:padding-left="0.276cm" fo:padding-right="0.276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width="0.053cm" svg:stroke-color="#666666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stroke="none" svg:stroke-color="#666666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cccccc" draw:opacity="100%"/>
      <style:paragraph-properties fo:text-align="center"/>
      <style:text-properties fo:font-size="17pt" fo:font-weight="bold"/>
    </style:style>
    <style:style style:name="P2" style:family="paragraph">
      <loext:graphic-properties draw:fill-color="#dddddd" draw:opacity="100%"/>
      <style:paragraph-properties fo:text-align="center"/>
      <style:text-properties fo:font-size="17pt" fo:font-weight="bold"/>
    </style:style>
    <style:style style:name="P3" style:family="paragraph">
      <loext:graphic-properties draw:fill-color="#eefadc" draw:opacity="100%"/>
      <style:paragraph-properties fo:text-align="center"/>
      <style:text-properties fo:font-size="17pt" fo:font-weight="bold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size-complex="20pt"/>
    </style:style>
    <style:style style:name="P6" style:family="paragraph">
      <loext:graphic-properties draw:fill-color="#ffd7d7" draw:opacity="100%"/>
      <style:paragraph-properties fo:text-align="center"/>
      <style:text-properties fo:color="#f10d0c" fo:font-size="17pt" fo:font-weight="bold"/>
    </style:style>
    <style:style style:name="P7" style:family="paragraph">
      <loext:graphic-properties draw:fill-color="#eeeeee" draw:opacity="100%"/>
      <style:paragraph-properties fo:text-align="center"/>
      <style:text-properties fo:font-size="17pt" fo:font-weight="bold"/>
    </style:style>
    <style:style style:name="P8" style:family="paragraph">
      <loext:graphic-properties draw:fill-color="#f4f4f4"/>
      <style:paragraph-properties fo:text-align="center"/>
    </style:style>
    <style:style style:name="P9" style:family="paragraph">
      <style:paragraph-properties fo:text-align="center"/>
      <style:text-properties fo:color="#666666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666666" fo:font-size="16pt" fo:font-weight="bold" style:font-size-asian="16pt" style:font-size-complex="16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/>
      <style:text-properties fo:color="#666666" style:font-name="Ubuntu Mono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666666" style:font-name="Ubuntu Mono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fo:color="#666666" style:font-name="Ubuntu Mono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666666" style:font-name="Ubuntu Mono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0pt" fo:font-weight="bold" style:font-size-asian="20pt" style:font-size-complex="20pt"/>
    </style:style>
    <style:style style:name="T2" style:family="text">
      <style:text-properties fo:color="#666666" fo:font-size="16pt" fo:font-weight="bold" style:font-size-asian="16pt" style:font-size-complex="16pt"/>
    </style:style>
    <style:style style:name="T3" style:family="text">
      <style:text-properties fo:color="#666666" style:font-name="Ubuntu Mono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202cm" svg:height="1.954cm" svg:x="11.438cm" svg:y="5.502cm">
          <draw:text-box>
            <text:p text:style-name="P4"><text:span text:style-name="T1">In</text:span><text:span text:style-name="T1">d</text:span><text:span text:style-name="T1">e</text:span><text:span text:style-name="T1">x</text:span><text:span text:style-name="T1"><text:line-break/></text:span><text:span text:style-name="T1">(s</text:span><text:span text:style-name="T1">ta</text:span><text:span text:style-name="T1">g</text:span><text:span text:style-name="T1">e)</text:span></text:p>
          </draw:text-box>
        </draw:frame>
        <draw:custom-shape draw:style-name="gr5" draw:text-style-name="P6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959cm" svg:height="1.825cm" svg:x="11.082cm" svg:y="8.703cm">
          <draw:text-box>
            <text:p text:style-name="P4"><text:span text:style-name="T1">Working</text:span><text:span text:style-name="T1"><text:line-break/></text:span><text:span text:style-name="T1">dir</text:span></text:p>
          </draw:text-box>
        </draw:frame>
        <draw:custom-shape draw:style-name="gr7" draw:text-style-name="P7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3.556cm" svg:height="1.192cm" svg:x="11.336cm" svg:y="3.14cm">
          <draw:text-box>
            <text:p text:style-name="P4"><text:span text:style-name="T1">Commits</text:span></text:p>
          </draw:text-box>
        </draw:frame>
        <draw:custom-shape draw:style-name="gr9" draw:text-style-name="P8" draw:layer="layout" svg:width="1.016cm" svg:height="0.762cm" svg:x="9.558cm" svg:y="3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794cm" svg:height="1.192cm" svg:x="7.018cm" svg:y="3.14cm">
          <draw:text-box>
            <text:p text:style-name="P4"><text:span text:style-name="T1">HEAD</text:span></text:p>
          </draw:text-box>
        </draw:frame>
        <draw:frame draw:style-name="gr8" draw:text-style-name="P10" draw:layer="layout" svg:width="3.556cm" svg:height="1.192cm" svg:x="11.485cm" svg:y="1.802cm">
          <draw:text-box>
            <text:p text:style-name="P9"><text:span text:style-name="T2">HEAD^</text:span></text:p>
          </draw:text-box>
        </draw:frame>
        <draw:frame draw:style-name="gr8" draw:text-style-name="P10" draw:layer="layout" svg:width="3.556cm" svg:height="1.192cm" svg:x="12.085cm" svg:y="1.202cm">
          <draw:text-box>
            <text:p text:style-name="P9"><text:span text:style-name="T2">HEAD^^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path draw:style-name="gr11" draw:text-style-name="P1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11" draw:text-style-name="P1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12" draw:text-style-name="P14" draw:layer="layout" svg:width="5.188cm" svg:height="1.016cm" svg:x="15.34cm" svg:y="7.574cm">
          <draw:text-box>
            <text:p text:style-name="P13"><text:span text:style-name="T3">git add &lt;file&gt;</text:span></text:p>
          </draw:text-box>
        </draw:frame>
        <draw:frame draw:style-name="gr13" draw:text-style-name="P16" draw:layer="layout" svg:width="3.918cm" svg:height="1.016cm" svg:x="15.64cm" svg:y="4.674cm">
          <draw:text-box>
            <text:p text:style-name="P15"><text:span text:style-name="T3">git commit</text:span></text:p>
          </draw:text-box>
        </draw:frame>
        <draw:custom-shape draw:style-name="gr1" draw:text-style-name="P1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202cm" svg:height="1.954cm" svg:x="11.438cm" svg:y="5.502cm">
          <draw:text-box>
            <text:p text:style-name="P4"><text:span text:style-name="T1">Index</text:span><text:span text:style-name="T1"><text:line-break/></text:span><text:span text:style-name="T1">(stage)</text:span></text:p>
          </draw:text-box>
        </draw:frame>
        <draw:custom-shape draw:style-name="gr5" draw:text-style-name="P6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959cm" svg:height="1.825cm" svg:x="11.082cm" svg:y="8.703cm">
          <draw:text-box>
            <text:p text:style-name="P4"><text:span text:style-name="T1">Working</text:span><text:span text:style-name="T1"><text:line-break/></text:span><text:span text:style-name="T1">dir</text:span></text:p>
          </draw:text-box>
        </draw:frame>
        <draw:custom-shape draw:style-name="gr7" draw:text-style-name="P7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3.556cm" svg:height="1.192cm" svg:x="11.336cm" svg:y="3.14cm">
          <draw:text-box>
            <text:p text:style-name="P4"><text:span text:style-name="T1">Commits</text:span></text:p>
          </draw:text-box>
        </draw:frame>
        <draw:custom-shape draw:style-name="gr9" draw:text-style-name="P8" draw:layer="layout" svg:width="1.016cm" svg:height="0.762cm" svg:x="9.558cm" svg:y="3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794cm" svg:height="1.192cm" svg:x="7.018cm" svg:y="3.14cm">
          <draw:text-box>
            <text:p text:style-name="P4"><text:span text:style-name="T1">HEAD</text:span></text:p>
          </draw:text-box>
        </draw:frame>
        <draw:frame draw:style-name="gr8" draw:text-style-name="P10" draw:layer="layout" svg:width="3.556cm" svg:height="1.192cm" svg:x="11.485cm" svg:y="1.802cm">
          <draw:text-box>
            <text:p text:style-name="P9"><text:span text:style-name="T2">HEAD^</text:span></text:p>
          </draw:text-box>
        </draw:frame>
        <draw:frame draw:style-name="gr8" draw:text-style-name="P10" draw:layer="layout" svg:width="3.556cm" svg:height="1.192cm" svg:x="12.085cm" svg:y="1.202cm">
          <draw:text-box>
            <text:p text:style-name="P9"><text:span text:style-name="T2">HEAD^^</text:span></text:p>
          </draw:text-box>
        </draw:frame>
        <presentation:notes draw:style-name="dp1">
          <draw:page-thumbnail draw:style-name="gr10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path draw:style-name="gr11" draw:text-style-name="P1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11" draw:text-style-name="P1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12" draw:text-style-name="P14" draw:layer="layout" svg:width="5.188cm" svg:height="1.016cm" svg:x="15.34cm" svg:y="7.574cm">
          <draw:text-box>
            <text:p text:style-name="P13"><text:span text:style-name="T3">git add &lt;file&gt;</text:span></text:p>
          </draw:text-box>
        </draw:frame>
        <draw:frame draw:style-name="gr13" draw:text-style-name="P16" draw:layer="layout" svg:width="3.918cm" svg:height="1.016cm" svg:x="15.64cm" svg:y="4.674cm">
          <draw:text-box>
            <text:p text:style-name="P15"><text:span text:style-name="T3">git commit</text:span></text:p>
          </draw:text-box>
        </draw:frame>
        <draw:custom-shape draw:style-name="gr1" draw:text-style-name="P1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202cm" svg:height="1.954cm" svg:x="11.438cm" svg:y="5.502cm">
          <draw:text-box>
            <text:p text:style-name="P4"><text:span text:style-name="T1">Index</text:span><text:span text:style-name="T1"><text:line-break/></text:span><text:span text:style-name="T1">(stage)</text:span></text:p>
          </draw:text-box>
        </draw:frame>
        <draw:custom-shape draw:style-name="gr5" draw:text-style-name="P6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959cm" svg:height="1.825cm" svg:x="11.082cm" svg:y="8.703cm">
          <draw:text-box>
            <text:p text:style-name="P4"><text:span text:style-name="T1">Working</text:span><text:span text:style-name="T1"><text:line-break/></text:span><text:span text:style-name="T1">dir</text:span></text:p>
          </draw:text-box>
        </draw:frame>
        <draw:custom-shape draw:style-name="gr7" draw:text-style-name="P7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3.556cm" svg:height="1.192cm" svg:x="11.336cm" svg:y="3.14cm">
          <draw:text-box>
            <text:p text:style-name="P4"><text:span text:style-name="T1">Commits</text:span></text:p>
          </draw:text-box>
        </draw:frame>
        <draw:custom-shape draw:style-name="gr9" draw:text-style-name="P8" draw:layer="layout" svg:width="1.016cm" svg:height="0.762cm" svg:x="9.558cm" svg:y="3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794cm" svg:height="1.192cm" svg:x="7.018cm" svg:y="3.14cm">
          <draw:text-box>
            <text:p text:style-name="P4"><text:span text:style-name="T1">HEAD</text:span></text:p>
          </draw:text-box>
        </draw:frame>
        <draw:frame draw:style-name="gr14" draw:text-style-name="P16" draw:layer="layout" svg:width="10.668cm" svg:height="1.665cm" svg:x="1.006cm" svg:y="4.586cm">
          <draw:text-box>
            <text:p text:style-name="P15"><text:span text:style-name="T3">git reset [HEAD] [--] &lt;file&gt;</text:span></text:p>
          </draw:text-box>
        </draw:frame>
        <draw:frame draw:style-name="gr12" draw:text-style-name="P16" draw:layer="layout" svg:width="8.566cm" svg:height="1.016cm" svg:x="2.93cm" svg:y="7.588cm">
          <draw:text-box>
            <text:p text:style-name="P15"><text:span text:style-name="T3">git checkout -- &lt;file&gt;</text:span></text:p>
          </draw:text-box>
        </draw:frame>
        <draw:path draw:style-name="gr11" draw:text-style-name="P12" draw:layer="layout" svg:width="1.367cm" svg:height="0.872cm" draw:transform="skewX (0.135088484104361) rotate (2.13994819587025) translate (10.6390484805844cm 5.88132589118374cm)" svg:viewBox="0 0 1368 873" svg:d="M0 0c1329-1 1368 873 1368 873">
          <text:p/>
        </draw:path>
        <draw:path draw:style-name="gr11" draw:text-style-name="P12" draw:layer="layout" svg:width="1.367cm" svg:height="0.872cm" draw:transform="skewX (0.135088484104361) rotate (2.13994819587025) translate (10.6400484805844cm 8.86832589118374cm)" svg:viewBox="0 0 1368 873" svg:d="M0 0c1329-1 1368 873 1368 873">
          <text:p/>
        </draw:path>
        <draw:frame draw:style-name="gr8" draw:text-style-name="P10" draw:layer="layout" svg:width="3.556cm" svg:height="1.192cm" svg:x="11.485cm" svg:y="1.802cm">
          <draw:text-box>
            <text:p text:style-name="P9"><text:span text:style-name="T2">HEAD^</text:span></text:p>
          </draw:text-box>
        </draw:frame>
        <draw:frame draw:style-name="gr8" draw:text-style-name="P10" draw:layer="layout" svg:width="3.556cm" svg:height="1.192cm" svg:x="12.085cm" svg:y="1.202cm">
          <draw:text-box>
            <text:p text:style-name="P9"><text:span text:style-name="T2">HEAD^^</text:span></text:p>
          </draw:text-box>
        </draw:frame>
        <presentation:notes draw:style-name="dp1">
          <draw:page-thumbnail draw:style-name="gr10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202cm" svg:height="1.954cm" svg:x="11.424cm" svg:y="5.488cm">
          <draw:text-box>
            <text:p text:style-name="P4"><text:span text:style-name="T1">Index</text:span><text:span text:style-name="T1"><text:line-break/></text:span><text:span text:style-name="T1">(stage)</text:span></text:p>
          </draw:text-box>
        </draw:frame>
        <draw:custom-shape draw:style-name="gr5" draw:text-style-name="P6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959cm" svg:height="1.825cm" svg:x="11.068cm" svg:y="8.689cm">
          <draw:text-box>
            <text:p text:style-name="P4"><text:span text:style-name="T1">Working</text:span><text:span text:style-name="T1"><text:line-break/></text:span><text:span text:style-name="T1">dir</text:span></text:p>
          </draw:text-box>
        </draw:frame>
        <draw:custom-shape draw:style-name="gr7" draw:text-style-name="P7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3.556cm" svg:height="1.192cm" svg:x="11.322cm" svg:y="3.126cm">
          <draw:text-box>
            <text:p text:style-name="P4"><text:span text:style-name="T1">Commits</text:span></text:p>
          </draw:text-box>
        </draw:frame>
        <draw:custom-shape draw:style-name="gr9" draw:text-style-name="P8" draw:layer="layout" svg:width="1.016cm" svg:height="0.762cm" svg:x="9.544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794cm" svg:height="1.192cm" svg:x="7.004cm" svg:y="3.126cm">
          <draw:text-box>
            <text:p text:style-name="P4"><text:span text:style-name="T1">HEAD</text:span></text:p>
          </draw:text-box>
        </draw:frame>
        <draw:frame draw:style-name="gr14" draw:text-style-name="P16" draw:layer="layout" svg:width="10.668cm" svg:height="1.665cm" svg:x="0.992cm" svg:y="4.572cm">
          <draw:text-box>
            <text:p text:style-name="P15"><text:span text:style-name="T3">git reset [HEAD] [--] &lt;file&gt;</text:span></text:p>
          </draw:text-box>
        </draw:frame>
        <draw:frame draw:style-name="gr12" draw:text-style-name="P16" draw:layer="layout" svg:width="8.566cm" svg:height="1.016cm" svg:x="2.916cm" svg:y="7.574cm">
          <draw:text-box>
            <text:p text:style-name="P15"><text:span text:style-name="T3">git checkout -- &lt;file&gt;</text:span></text:p>
          </draw:text-box>
        </draw:frame>
        <draw:path draw:style-name="gr11" draw:text-style-name="P1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11" draw:text-style-name="P1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8" draw:text-style-name="P10" draw:layer="layout" svg:width="3.556cm" svg:height="1.192cm" svg:x="11.471cm" svg:y="1.788cm">
          <draw:text-box>
            <text:p text:style-name="P9"><text:span text:style-name="T2">HEAD^</text:span></text:p>
          </draw:text-box>
        </draw:frame>
        <draw:frame draw:style-name="gr8" draw:text-style-name="P10" draw:layer="layout" svg:width="3.556cm" svg:height="1.192cm" svg:x="12.071cm" svg:y="1.188cm">
          <draw:text-box>
            <text:p text:style-name="P9"><text:span text:style-name="T2">HEAD^^</text:span></text:p>
          </draw:text-box>
        </draw:frame>
        <draw:path draw:style-name="gr11" draw:text-style-name="P12" draw:layer="layout" svg:width="1.367cm" svg:height="0.874cm" draw:transform="skewX (-0.136484747505957) rotate (-2.14134445927184) translate (16.2288371950601cm 5.04294968553755cm)" svg:viewBox="0 0 1368 875" svg:d="M1368 0c-1329 1-1368 875-1368 875">
          <text:p/>
        </draw:path>
        <draw:path draw:style-name="gr11" draw:text-style-name="P12" draw:layer="layout" svg:width="3.722cm" svg:height="2.186cm" draw:transform="skewX (0.00942477796076941) rotate (-2.06507357095969) translate (17.3434638266684cm 5.71330909900348cm)" svg:viewBox="0 0 3723 2187" svg:d="M3723 0c-3616 1-3723 2187-3723 2187">
          <text:p/>
        </draw:path>
        <draw:frame draw:style-name="gr12" draw:text-style-name="P16" draw:layer="layout" svg:width="9.19cm" svg:height="1.016cm" svg:x="16.21cm" svg:y="6.096cm">
          <draw:text-box>
            <text:p text:style-name="P15"><text:span text:style-name="T3">git checkout HEAD -- &lt;file&gt;</text:span></text:p>
          </draw:text-box>
        </draw:frame>
        <presentation:notes draw:style-name="dp1">
          <draw:page-thumbnail draw:style-name="gr10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7:32:52.318860239</meta:creation-date>
    <dc:title>jelmer_base</dc:title>
    <meta:editing-duration>PT32M16S</meta:editing-duration>
    <meta:editing-cycles>4</meta:editing-cycles>
    <meta:generator>LibreOffice/6.4.6.2$Linux_X86_64 LibreOffice_project/40$Build-2</meta:generator>
    <meta:initial-creator>Jelmer Poelstra</meta:initial-creator>
    <dc:date>2021-01-17T20:35:50.139064218</dc:date>
    <dc:creator>Jelmer Poelstra</dc:creator>
    <meta:document-statistic meta:object-count="96"/>
  </office:meta>
</office:document-meta>
</file>